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CC000000C1EC6D8DA5421296BD.png" manifest:media-type="image/png"/>
  <manifest:file-entry manifest:full-path="Pictures/10000201000000BE000000BA824DD4A595F1252F.png" manifest:media-type="image/png"/>
  <manifest:file-entry manifest:full-path="Pictures/10000201000000D9000000D66854E4EFDA99D1A8.png" manifest:media-type="image/png"/>
  <manifest:file-entry manifest:full-path="Pictures/100002010000043700000285285D36DAD36A06D7.png" manifest:media-type="image/png"/>
  <manifest:file-entry manifest:full-path="Pictures/100002010000068B000002C4746AB4DE043F1598.png" manifest:media-type="image/png"/>
  <manifest:file-entry manifest:full-path="Pictures/10000201000000E9000000FAA139839934945777.png" manifest:media-type="image/png"/>
  <manifest:file-entry manifest:full-path="Pictures/10000201000003DD000001BB4695A1E953B26A4C.png" manifest:media-type="image/png"/>
  <manifest:file-entry manifest:full-path="Pictures/10000201000002AA00000264696BE585CA7FA354.png" manifest:media-type="image/png"/>
  <manifest:file-entry manifest:full-path="Pictures/100002010000068B000002C4249F919B40A6114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adornments="10 Bold" style:font-family-generic="swiss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3cbcdc" draw:fill-gradient-name="Gradient_20_4" draw:textarea-horizontal-align="justify" draw:textarea-vertical-align="middle" draw:auto-grow-height="false" fo:min-height="0.646cm" fo:min-width="1.462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gradient" draw:fill-color="#3cbcdc" draw:fill-gradient-name="Gradient_20_4" draw:textarea-horizontal-align="justify" draw:textarea-vertical-align="middle" draw:auto-grow-height="false" fo:min-height="1.086cm" fo:min-width="1.847cm"/>
    </style:style>
    <style:style style:name="gr4" style:family="graphic" style:parent-style-name="standard">
      <style:graphic-properties draw:stroke="none" draw:fill="gradient" draw:fill-color="#3cbcdc" draw:fill-gradient-name="Gradient_20_12" draw:textarea-horizontal-align="justify" draw:textarea-vertical-align="middle" draw:auto-grow-height="false" fo:min-height="0.939cm" fo:min-width="1.462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961cm, 0cm, 0cm)" draw:image-opacity="100%" style:mirror="none"/>
    </style:style>
    <style:style style:name="gr6" style:family="graphic" style:parent-style-name="standard">
      <style:graphic-properties draw:stroke="none" draw:fill="gradient" draw:fill-color="#3cbcdc" draw:fill-gradient-name="Gradient_20_10" draw:textarea-horizontal-align="justify" draw:textarea-vertical-align="middle" draw:auto-grow-height="false" fo:min-height="0.829cm" fo:min-width="2.027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22.866cm, 0cm, 0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31.963cm)" draw:image-opacity="100%" style:mirror="none"/>
    </style:style>
    <style:style style:name="gr9" style:family="graphic" style:parent-style-name="standard">
      <style:graphic-properties draw:stroke="none" draw:fill="gradient" draw:fill-color="#3cbcdc" draw:fill-gradient-name="Gradient_20_12" draw:textarea-horizontal-align="justify" draw:textarea-vertical-align="middle" draw:auto-grow-height="false" fo:min-height="0.829cm" fo:min-width="1.463cm"/>
    </style:style>
    <style:style style:name="gr10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3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09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04cm, 0cm, 0cm, 0cm)" draw:image-opacity="100%" style:mirror="none"/>
    </style:style>
    <style:style style:name="P1" style:family="paragraph">
      <loext:graphic-properties draw:fill="gradient" draw:fill-color="#3cbcdc" draw:fill-gradient-name="Gradient_20_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3cbcdc" draw:fill-gradient-name="Gradient_20_12"/>
      <style:paragraph-properties fo:text-align="center"/>
    </style:style>
    <style:style style:name="P4" style:family="paragraph">
      <loext:graphic-properties draw:fill="gradient" draw:fill-color="#3cbcdc" draw:fill-gradient-name="Gradient_20_10"/>
      <style:paragraph-properties fo:text-align="center"/>
    </style:style>
    <style:style style:name="P5" style:family="paragraph">
      <style:text-properties style:font-name="Latin Modern Sans" fo:font-size="26pt"/>
    </style:style>
    <style:style style:name="P6" style:family="paragraph">
      <loext:graphic-properties draw:fill="none" draw:fill-color="#ffffff"/>
      <style:text-properties style:font-name="Latin Modern Sans" fo:font-size="26pt" style:font-size-asian="20pt" style:font-size-complex="20pt"/>
    </style:style>
    <style:style style:name="P7" style:family="paragraph">
      <style:paragraph-properties fo:text-align="center"/>
      <style:text-properties style:font-name="Latin Modern Sans" fo:font-size="26pt"/>
    </style:style>
    <style:style style:name="P8" style:family="paragraph">
      <loext:graphic-properties draw:fill="none" draw:fill-color="#ffffff"/>
      <style:paragraph-properties fo:text-align="center"/>
      <style:text-properties style:font-name="Latin Modern Sans" fo:font-size="26pt" style:font-size-asian="20pt" style:font-size-complex="20pt"/>
    </style:style>
    <style:style style:name="P9" style:family="paragraph">
      <loext:graphic-properties draw:fill="none" draw:fill-color="#ffffff"/>
      <style:paragraph-properties fo:text-align="center"/>
      <style:text-properties style:font-name="Latin Modern Sans" fo:font-size="26pt" style:font-size-asian="18pt" style:font-size-complex="18pt"/>
    </style:style>
    <style:style style:name="P10" style:family="paragraph">
      <loext:graphic-properties draw:fill="none" draw:fill-color="#ffffff"/>
      <style:text-properties style:font-name="Latin Modern Sans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size-asian="20pt" style:font-size-complex="20pt"/>
    </style:style>
    <style:style style:name="T2" style:family="text">
      <style:text-properties style:font-size-asian="18pt" style:font-size-complex="18pt"/>
    </style:style>
    <style:style style:name="T3" style:family="text">
      <style:text-properties style:font-name="Latin Modern Sans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24cm" svg:height="2.689cm" draw:transform="rotate (1.5707963267949) translate (4.4cm 7.0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3.185cm" svg:height="3.418cm" svg:x="2.475cm" svg:y="3.4cm">
          <draw:image xlink:href="Pictures/10000201000000E9000000FAA139839934945777.png" xlink:type="simple" xlink:show="embed" xlink:actuate="onLoad" draw:mime-type="image/png">
            <text:p/>
          </draw:image>
        </draw:frame>
        <draw:custom-shape draw:style-name="gr3" draw:text-style-name="P1" draw:layer="layout" svg:width="4.693cm" svg:height="4.007cm" draw:transform="rotate (1.5707963267949) translate (12.2cm 7.5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6.431cm" svg:height="3.845cm" svg:x="7.089cm" svg:y="3.302cm">
          <draw:image xlink:href="Pictures/100002010000043700000285285D36DAD36A06D7.png" xlink:type="simple" xlink:show="embed" xlink:actuate="onLoad" draw:mime-type="image/png">
            <text:p/>
          </draw:image>
        </draw:frame>
        <draw:custom-shape draw:style-name="gr4" draw:text-style-name="P3" draw:layer="layout" svg:width="3.924cm" svg:height="3.567cm" draw:transform="rotate (-1.5707963267949) translate (18.785cm 10.6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4.264cm" svg:height="4.04cm" svg:x="17.635cm" svg:y="10.553cm">
          <draw:image xlink:href="Pictures/10000201000002AA00000264696BE585CA7FA354.png" xlink:type="simple" xlink:show="embed" xlink:actuate="onLoad" draw:mime-type="image/png">
            <text:p/>
          </draw:image>
        </draw:frame>
        <draw:custom-shape draw:style-name="gr6" draw:text-style-name="P4" draw:layer="layout" svg:width="5.053cm" svg:height="3.237cm" svg:x="17.247cm" svg:y="6.8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2" draw:layer="layout" svg:width="5.682cm" svg:height="4.963cm" svg:x="16.317cm" svg:y="2.625cm">
          <draw:image xlink:href="Pictures/100002010000068B000002C4746AB4DE043F1598.png" xlink:type="simple" xlink:show="embed" xlink:actuate="onLoad" draw:mime-type="image/png">
            <text:p/>
          </draw:image>
        </draw:frame>
        <draw:frame draw:style-name="gr8" draw:text-style-name="P2" draw:layer="layout" svg:width="2.967cm" svg:height="4.502cm" svg:x="21.15cm" svg:y="4.513cm">
          <draw:image xlink:href="Pictures/100002010000068B000002C4249F919B40A61146.png" xlink:type="simple" xlink:show="embed" xlink:actuate="onLoad" draw:mime-type="image/png">
            <text:p/>
          </draw:image>
        </draw:frame>
        <draw:custom-shape draw:style-name="gr9" draw:text-style-name="P3" draw:layer="layout" svg:width="3.925cm" svg:height="3.237cm" draw:transform="rotate (-1.5707963267949) translate (8.678cm 10.6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7.114cm" svg:height="3.186cm" svg:x="8.077cm" svg:y="11.102cm">
          <draw:image xlink:href="Pictures/10000201000003DD000001BB4695A1E953B26A4C.png" xlink:type="simple" xlink:show="embed" xlink:actuate="onLoad" draw:mime-type="image/png">
            <text:p/>
          </draw:image>
        </draw:frame>
        <draw:frame draw:style-name="gr10" draw:text-style-name="P6" draw:layer="layout" svg:width="2.966cm" svg:height="1.602cm" svg:x="2.475cm" svg:y="1.8cm">
          <draw:text-box>
            <text:p text:style-name="P5"><text:span text:style-name="T1">Water</text:span></text:p>
          </draw:text-box>
        </draw:frame>
        <draw:frame draw:style-name="gr11" draw:text-style-name="P8" draw:layer="layout" svg:width="4.503cm" svg:height="2.953cm" svg:x="8.497cm" svg:y="0.347cm">
          <draw:text-box>
            <text:p text:style-name="P7"><text:span text:style-name="T1">Water</text:span></text:p>
            <text:p text:style-name="P7"><text:span text:style-name="T1">molecules</text:span></text:p>
          </draw:text-box>
        </draw:frame>
        <draw:frame draw:style-name="gr12" draw:text-style-name="P8" draw:layer="layout" svg:width="4.723cm" svg:height="2.953cm" svg:x="17.096cm" svg:y="-0.43cm">
          <draw:text-box>
            <text:p text:style-name="P7"><text:span text:style-name="T1">Oxygen</text:span></text:p>
            <text:p text:style-name="P7"><text:span text:style-name="T1">atom</text:span></text:p>
          </draw:text-box>
        </draw:frame>
        <draw:frame draw:style-name="gr13" draw:text-style-name="P8" draw:layer="layout" svg:width="4.723cm" svg:height="2.953cm" svg:x="23.11cm" svg:y="3.672cm">
          <draw:text-box>
            <text:p text:style-name="P7"><text:span text:style-name="T1">Hydrogen</text:span></text:p>
            <text:p text:style-name="P7"><text:span text:style-name="T1">atom</text:span></text:p>
          </draw:text-box>
        </draw:frame>
        <draw:frame draw:style-name="gr12" draw:text-style-name="P8" draw:layer="layout" svg:width="4.724cm" svg:height="2.953cm" svg:x="21.835cm" svg:y="11.238cm">
          <draw:text-box>
            <text:p text:style-name="P7"><text:span text:style-name="T1">Oxygene</text:span></text:p>
            <text:p text:style-name="P7"><text:span text:style-name="T1">nucleus</text:span></text:p>
          </draw:text-box>
        </draw:frame>
        <draw:frame draw:style-name="gr14" draw:text-style-name="P8" draw:layer="layout" svg:width="3.952cm" svg:height="1.602cm" svg:x="7.648cm" svg:y="9.51cm">
          <draw:text-box>
            <text:p text:style-name="P7"><text:span text:style-name="T1">Proton</text:span></text:p>
          </draw:text-box>
        </draw:frame>
        <draw:frame draw:style-name="gr15" draw:text-style-name="P8" draw:layer="layout" svg:width="3.845cm" svg:height="1.602cm" svg:x="11.232cm" svg:y="14.311cm">
          <draw:text-box>
            <text:p text:style-name="P7"><text:span text:style-name="T1">Neutron</text:span></text:p>
          </draw:text-box>
        </draw:frame>
        <draw:frame draw:style-name="gr16" draw:text-style-name="P9" draw:layer="layout" svg:width="3.955cm" svg:height="1.602cm" svg:x="1.545cm" svg:y="17.398cm">
          <draw:text-box>
            <text:p text:style-name="P7"><text:span text:style-name="T2">Electron</text:span></text:p>
          </draw:text-box>
        </draw:frame>
        <draw:frame draw:style-name="gr17" draw:text-style-name="P9" draw:layer="layout" svg:width="3.186cm" svg:height="2.953cm" svg:x="3.214cm" svg:y="8.3cm">
          <draw:text-box>
            <text:p text:style-name="P7"><text:span text:style-name="T2">Down quark</text:span></text:p>
          </draw:text-box>
        </draw:frame>
        <draw:frame draw:style-name="gr17" draw:text-style-name="P9" draw:layer="layout" svg:width="3.186cm" svg:height="2.953cm" svg:x="0.3cm" svg:y="8.3cm">
          <draw:text-box>
            <text:p text:style-name="P7"><text:span text:style-name="T2">Up quark</text:span></text:p>
          </draw:text-box>
        </draw:frame>
        <draw:frame draw:style-name="gr18" draw:text-style-name="P10" draw:layer="layout" svg:width="1.107cm" svg:height="1.263cm" svg:x="3cm" svg:y="13.637cm">
          <draw:text-box>
            <text:p><text:span text:style-name="T3">+</text:span></text:p>
          </draw:text-box>
        </draw:frame>
        <draw:frame draw:style-name="gr19" draw:text-style-name="P2" draw:layer="layout" svg:width="2cm" svg:height="1.972cm" svg:x="2.5cm" svg:y="15.328cm">
          <draw:image xlink:href="Pictures/10000201000000D9000000D66854E4EFDA99D1A8.png" xlink:type="simple" xlink:show="embed" xlink:actuate="onLoad" draw:mime-type="image/png">
            <text:p/>
          </draw:image>
        </draw:frame>
        <draw:frame draw:style-name="gr19" draw:text-style-name="P2" draw:layer="layout" svg:width="1.838cm" svg:height="1.8cm" svg:x="1.394cm" svg:y="11.7cm">
          <draw:image xlink:href="Pictures/10000201000000BE000000BA824DD4A595F1252F.png" xlink:type="simple" xlink:show="embed" xlink:actuate="onLoad" draw:mime-type="image/png">
            <text:p/>
          </draw:image>
        </draw:frame>
        <draw:frame draw:style-name="gr20" draw:text-style-name="P2" draw:layer="layout" svg:width="1.983cm" svg:height="1.8cm" svg:x="3.817cm" svg:y="11.7cm">
          <draw:image xlink:href="Pictures/10000201000000CC000000C1EC6D8DA5421296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adornments="10 Bold" style:font-family-generic="swiss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66ffff" draw:end-color="#ffffff" draw:start-intensity="100%" draw:end-intensity="100%" draw:angle="0deg" draw:border="0%"/>
    <draw:gradient draw:name="Gradient_20_12" draw:display-name="Gradient 12" draw:style="linear" draw:start-color="#66ffff" draw:end-color="#ffffff" draw:start-intensity="100%" draw:end-intensity="100%" draw:angle="270deg" draw:border="0%"/>
    <draw:gradient draw:name="Gradient_20_4" draw:display-name="Gradient 4" draw:style="linear" draw:start-color="#66ffff" draw:end-color="#fffff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05-23T15:39:00.792831320</meta:creation-date>
    <dc:date>2020-11-16T10:33:51.030414675</dc:date>
    <meta:editing-duration>PT25M33S</meta:editing-duration>
    <meta:editing-cycles>6</meta:editing-cycles>
    <meta:generator>LibreOffice/7.0.3.1$Linux_X86_64 LibreOffice_project/00$Build-1</meta:generator>
    <meta:document-statistic meta:object-count="25"/>
  </office:meta>
</office:document-meta>
</file>